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Picture_20_with_20_Caption_7e_LT_7e_Gliederung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000000" loext:opacity="100%" style:font-name="Times New Roman" fo:font-size="14pt" officeooo:paragraph-rsid="0011500f" style:font-size-asian="14pt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loext:opacity="100%" style:font-name="Times New Roman" fo:font-size="14pt" style:font-size-asian="14pt" style:font-size-complex="14pt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style:font-size-asian="14pt" style:font-size-complex="14pt"/>
    </style:style>
    <style:style style:name="T1" style:family="text">
      <style:text-properties fo:color="#000000" loext:opacity="100%" style:font-name="Calibri" fo:letter-spacing="normal"/>
    </style:style>
    <style:style style:name="T2" style:family="text">
      <style:text-properties fo:color="#000000" loext:opacity="100%" style:font-name="Calibri" fo:letter-spacing="normal" officeooo:rsid="0011500f"/>
    </style:style>
    <style:style style:name="T3" style:family="text">
      <style:text-properties fo:color="#000000" loext:opacity="100%" style:font-name="Calibri" fo:font-size="28pt" fo:letter-spacing="normal" fo:font-weight="bold" style:font-size-asian="28pt" style:font-weight-asian="bold"/>
    </style:style>
    <style:style style:name="T4" style:family="text">
      <style:text-properties fo:color="#000000" loext:opacity="100%" fo:letter-spacing="normal"/>
    </style:style>
    <style:style style:name="T5" style:family="text">
      <style:text-properties fo:color="#000000" loext:opacity="100%" fo:letter-spacing="normal" officeooo:rsid="0011500f"/>
    </style:style>
    <style:style style:name="T6" style:family="text">
      <style:text-properties fo:color="#000000" loext:opacity="100%" fo:letter-spacing="normal" fo:font-weight="bold" style:font-weight-asian="bold"/>
    </style:style>
    <style:style style:name="T7" style:family="text">
      <style:text-properties fo:color="#000000" loext:opacity="100%" fo:font-size="28pt" fo:letter-spacing="normal" fo:font-weight="bold" style:font-size-asian="28pt" style:font-weight-asian="bold"/>
    </style:style>
    <style:style style:name="T8" style:family="text">
      <style:text-properties fo:color="#fbfbfb" loext:opacity="100%" style:font-name="Calibri" fo:letter-spacing="normal"/>
    </style:style>
    <style:style style:name="T9" style:family="text">
      <style:text-properties fo:color="#fbfbfb" loext:opacity="100%" fo:letter-spacing="normal"/>
    </style:style>
    <style:style style:name="T10" style:family="text">
      <style:text-properties style:font-name="Calibri" fo:font-size="28pt" fo:font-weight="bold" style:font-size-asian="28pt" style:font-weight-asian="bold"/>
    </style:style>
    <style:style style:name="T11" style:family="text">
      <style:text-properties fo:color="#ffffff" loext:opacity="100%" style:font-name="Calibri" fo:font-size="28pt" fo:letter-spacing="normal" style:font-size-asian="28pt"/>
    </style:style>
    <style:style style:name="T12" style:family="text">
      <style:text-properties fo:color="#ffffff" loext:opacity="100%" style:font-name="Calibri" fo:font-size="16pt" fo:letter-spacing="normal" style:font-size-asian="16pt"/>
    </style:style>
    <style:style style:name="T13" style:family="text">
      <style:text-properties fo:color="#ffffff" loext:opacity="100%" style:font-name="Calibri" fo:letter-spacing="normal"/>
    </style:style>
    <style:style style:name="T14" style:family="text">
      <style:text-properties fo:color="#ffffff" loext:opacity="100%" fo:font-size="28pt" fo:letter-spacing="normal" style:font-size-asian="28pt"/>
    </style:style>
    <style:style style:name="T15" style:family="text">
      <style:text-properties fo:color="#ffffff" loext:opacity="100%" fo:font-size="16pt" fo:letter-spacing="normal" style:font-size-asian="16pt"/>
    </style:style>
    <style:style style:name="T16" style:family="text">
      <style:text-properties fo:color="#ffffff" loext:opacity="100%" fo:letter-spacing="normal"/>
    </style:style>
    <style:style style:name="T17" style:family="text">
      <style:text-properties fo:font-size="28pt" fo:font-weight="bold" style:font-size-asian="28pt" style:font-weight-asian="bold"/>
    </style:style>
    <style:style style:name="T18" style:family="text">
      <style:text-properties fo:font-weight="bold" style:font-weight-asian="bold"/>
    </style:style>
    <style:style style:name="T19" style:family="text">
      <style:text-properties fo:letter-spacing="normal"/>
    </style:style>
    <style:style style:name="T20" style:family="text">
      <style:text-properties fo:letter-spacing="normal" officeooo:rsid="0011500f"/>
    </style:style>
    <style:style style:name="T21" style:family="text">
      <style:text-properties fo:letter-spacing="normal" fo:font-weight="bold" style:font-weight-asian="bold"/>
    </style:style>
    <style:style style:name="T22" style:family="text">
      <style:text-properties fo:letter-spacing="normal"/>
    </style:style>
    <style:style style:name="T23" style:family="text">
      <style:text-properties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9">“</text:span><text:span text:style-name="T20">elitebot</text:span><text:span text:style-name="T19">” – это бот, который помогает узнать погоду, расстояние до ближайшей станции метро, ресторана “</text:span><text:span text:style-name="T20">вкусно - и точка</text:span><text:span text:style-name="T19">” и позволяет увидеть на карте ближайшие аптеки в центре вашего города. </text:span></text:p>
      <text:p text:style-name="P2"><text:span text:style-name="T19"/></text:p>
      <text:p text:style-name="P1"><text:span text:style-name="T21">И</text:span><text:span text:style-name="T18">спользованные технологии </text:span></text:p>
      <text:p text:style-name="P1"><text:span text:style-name="T19">API Яндекс.Карт (geocoder, static-maps) – для получении информации об объектах и их показа на карте города</text:span></text:p>
      <text:p text:style-name="P2"><text:span text:style-name="T19">Библиотека pytest – для создания тестов к функциям</text:span></text:p>
      <text:p text:style-name="P2"><text:span text:style-name="T19">GitHub – для более организованной работы</text:span></text:p>
      <text:p text:style-name="P2"><text:span text:style-name="T19">Облако “PythonEverywhere” – для поддержки постоянной </text:span></text:p>
      <text:p text:style-name="P2"><text:span text:style-name="T19"><text:s text:c="5"/>работы бота</text:span></text:p>
      <text:p text:style-name="P2"/>
      <text:p text:style-name="P2"><text:span text:style-name="T19">API Python-telegram-bot – для создания самого чат бота</text:span></text:p>
      <text:p text:style-name="P2"/>
      <text:p text:style-name="P2"><text:span text:style-name="T19">API Openweathermap – для получения информации о погоде</text:span></text:p>
      <text:p text:style-name="P2"/>
      <text:p text:style-name="P2"><text:span text:style-name="T19">Как только вы запустили бота, вы должны ввести необходимые данные</text:span></text:p>
      <text:p text:style-name="P2"><text:span text:style-name="T19">После чего вы должны подтвердить правильность написания данных (позже вы сможете их изменить)</text:span></text:p>
      <text:p text:style-name="P2"><text:span text:style-name="T19">После подтверждения вам станет доступно основное меню</text:span></text:p>
      <text:p text:style-name="P2"><text:span text:style-name="T19">При нажатии на кнопку Игры, вы откроете игровое меню</text:span></text:p>
      <text:p text:style-name="P2"><text:span text:style-name="T19">В игре “Угадай город” вы должны за 10 попыток угадать город по карте</text:span></text:p>
      <text:p text:style-name="P2"><text:span text:style-name="T19"/></text:p>
      <text:p text:style-name="P2"><text:span text:style-name="T19">Игра “Подкинуть кубик” – это просто способ убить время или получить случайное число по определённым параметрам</text:span></text:p>
      <text:p text:style-name="P2"><text:span text:style-name="T19">Выводы:</text:span></text:p>
      <text:p text:style-name="P2"><text:span text:style-name="T19"/></text:p>
      <text:p text:style-name="P2"><text:span text:style-name="T19">В ходе проделанной работы мы создали чат бота, с помощью которого можно быстро получать нужную информацию в любом городе</text:span></text:p>
      <text:p text:style-name="P2"><text:span text:style-name="T19">Было использовано большой кол-во библиотек и api</text:span></text:p>
      <text:p text:style-name="P2"><text:span text:style-name="T19">Проект имеент огромный потенциал для развития</text:span></text:p>
      <text:p text:style-name="P2"><text:span text:style-name="T19"/></text:p>
      <text:p text:style-name="P2"><text:span text:style-name="T19">Возможности для доработки и развития:</text:span></text:p>
      <text:p text:style-name="P2"><text:span text:style-name="T19"/></text:p>
      <text:p text:style-name="P2"><text:span text:style-name="T19">Добавить поиск ближайших остановок</text:span></text:p>
      <text:p text:style-name="P2"><text:span text:style-name="T19">Добавить поиск торговых центров/супермаркетов</text:span></text:p>
      <text:p text:style-name="P2"><text:span text:style-name="T19">Добавить прогноз погоды на неделю по выбранному городу</text:span></text:p>
      <text:p text:style-name="P2"><text:span text:style-name="T19">Добавить несколько новых игр</text:span></text:p>
      <text:p text:style-name="P2"><text:span text:style-name="T19">Добавить поиск новостей по городу</text:span></text:p>
      <text:p text:style-name="P2"><text:span text:style-name="T19">Добавить платную подписку</text:span></text:p>
      <text:p text:style-name="P2"><text:span text:style-name="T19"/></text:p>
      <text:p text:style-name="P2"><text:span text:style-name="T19">А если вам вдруг стало скучно, вы можете поиграть в интереснейшую игру “Угадай город” или покидать кости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1" style:display-name="Picture with Caption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icture_20_with_20_Caption_7e_LT_7e_Gliederung_20_2" style:display-name="Picture with Caption~LT~Gliederung 2" style:family="paragraph" style:parent-style-name="Picture_20_with_20_Caption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icture_20_with_20_Caption_7e_LT_7e_Gliederung_20_3" style:display-name="Picture with Caption~LT~Gliederung 3" style:family="paragraph" style:parent-style-name="Picture_20_with_20_Caption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icture_20_with_20_Caption_7e_LT_7e_Gliederung_20_4" style:display-name="Picture with Caption~LT~Gliederung 4" style:family="paragraph" style:parent-style-name="Picture_20_with_20_Caption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icture_20_with_20_Caption_7e_LT_7e_Gliederung_20_5" style:display-name="Picture with Caption~LT~Gliederung 5" style:family="paragraph" style:parent-style-name="Picture_20_with_20_Caption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6" style:display-name="Picture with Caption~LT~Gliederung 6" style:family="paragraph" style:parent-style-name="Picture_20_with_20_Caption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7" style:display-name="Picture with Caption~LT~Gliederung 7" style:family="paragraph" style:parent-style-name="Picture_20_with_20_Caption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8" style:display-name="Picture with Caption~LT~Gliederung 8" style:family="paragraph" style:parent-style-name="Picture_20_with_20_Caption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9" style:display-name="Picture with Caption~LT~Gliederung 9" style:family="paragraph" style:parent-style-name="Picture_20_with_20_Caption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Titel" style:display-name="Picture with Caption~LT~Titel" style:family="paragraph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icture_20_with_20_Caption_7e_LT_7e_Untertitel" style:display-name="Picture with Caption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icture_20_with_20_Caption_7e_LT_7e_Notizen" style:display-name="Picture with Caption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icture_20_with_20_Caption_7e_LT_7e_Hintergrundobjekte" style:display-name="Picture with Caption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icture_20_with_20_Caption_7e_LT_7e_Hintergrund" style:display-name="Picture with Caption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23:37:27.556964402</meta:creation-date>
    <dc:date>2024-04-17T23:40:49.251620798</dc:date>
    <meta:editing-duration>PT3M23S</meta:editing-duration>
    <meta:editing-cycles>1</meta:editing-cycles>
    <meta:document-statistic meta:table-count="0" meta:image-count="0" meta:object-count="0" meta:page-count="1" meta:paragraph-count="27" meta:word-count="228" meta:character-count="1613" meta:non-whitespace-character-count="1396"/>
    <meta:generator>LibreOffice/7.3.7.2$Linux_X86_64 LibreOffice_project/30$Build-2</meta:generator>
  </office:meta>
</office:document-meta>
</file>